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011cm" fo:margin-right="0cm" fo:text-indent="0cm" style:auto-text-indent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left="1.011cm" fo:margin-right="0cm" fo:text-indent="0cm" style:auto-text-indent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margin-left="1.011cm" fo:margin-right="0cm" fo:text-indent="0cm" style:auto-text-indent="false"/>
      <style:text-properties fo:color="#000099" style:font-name="Arial" fo:font-weight="normal" style:font-weight-asian="normal" style:font-weight-complex="normal"/>
    </style:style>
    <style:style style:name="P4" style:family="paragraph" style:parent-style-name="Standard">
      <style:paragraph-properties fo:margin-left="1.011cm" fo:margin-right="0cm" fo:text-indent="0cm" style:auto-text-indent="false"/>
      <style:text-properties fo:color="#666666" style:font-name="Arial" fo:font-weight="normal" style:font-weight-asian="normal" style:font-weight-complex="normal"/>
    </style:style>
    <style:style style:name="P5" style:family="paragraph" style:parent-style-name="Standard" style:master-page-name="">
      <style:paragraph-properties fo:margin-left="1.011cm" fo:margin-right="0cm" fo:text-indent="0cm" style:auto-text-indent="false" style:page-number="auto" fo:break-before="page"/>
      <style:text-properties fo:color="#666666" style:font-name="Arial" fo:font-weight="normal" style:font-weight-asian="normal" style:font-weight-complex="normal"/>
    </style:style>
    <style:style style:name="P6" style:family="paragraph" style:parent-style-name="Standard" style:master-page-name="">
      <style:paragraph-properties fo:margin-left="1.011cm" fo:margin-right="0cm" fo:text-indent="0cm" style:auto-text-indent="false" style:page-number="auto"/>
      <style:text-properties fo:color="#000099" style:font-name="Arial" fo:font-weight="normal" style:font-weight-asian="normal" style:font-weight-complex="normal"/>
    </style:style>
    <style:style style:name="P7" style:family="paragraph" style:parent-style-name="Standard" style:master-page-name="">
      <style:paragraph-properties fo:margin-left="1.011cm" fo:margin-right="0cm" fo:text-indent="0cm" style:auto-text-indent="false" style:page-number="auto"/>
      <style:text-properties style:font-name="Arial" fo:font-weight="normal" style:font-weight-asian="normal" style:font-weight-complex="normal"/>
    </style:style>
    <style:style style:name="P8" style:family="paragraph" style:parent-style-name="Standard">
      <style:paragraph-properties fo:margin-left="1.034cm" fo:margin-right="0cm" fo:text-indent="0cm" style:auto-text-indent="false"/>
      <style:text-properties style:font-name="Arial"/>
    </style:style>
    <style:style style:name="P9" style:family="paragraph" style:parent-style-name="Standard">
      <style:paragraph-properties fo:margin-left="1.034cm" fo:margin-right="0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margin-left="1.034cm" fo:margin-right="0cm" fo:text-indent="0cm" style:auto-text-indent="false"/>
      <style:text-properties fo:color="#0000cc" style:font-name="Arial" fo:font-weight="normal" style:font-weight-asian="normal" style:font-weight-complex="normal"/>
    </style:style>
    <style:style style:name="P11" style:family="paragraph" style:parent-style-name="Standard" style:master-page-name="">
      <style:paragraph-properties fo:margin-left="1.034cm" fo:margin-right="0cm" fo:text-indent="0cm" style:auto-text-indent="false" style:page-number="auto"/>
      <style:text-properties style:font-name="Arial"/>
    </style:style>
    <style:style style:name="P12" style:family="paragraph" style:parent-style-name="Standard">
      <style:paragraph-properties fo:margin-left="0.529cm" fo:margin-right="0cm" fo:text-indent="0cm" style:auto-text-indent="false"/>
      <style:text-properties fo:color="#000099" style:font-name="Arial" fo:font-weight="normal" style:font-weight-asian="normal" style:font-weight-complex="normal"/>
    </style:style>
    <style:style style:name="P13" style:family="paragraph" style:parent-style-name="Standard">
      <style:paragraph-properties fo:margin-left="0.529cm" fo:margin-right="0cm" fo:text-indent="0cm" style:auto-text-indent="false"/>
      <style:text-properties fo:color="#000000" style:font-name="Arial" fo:font-weight="normal" style:font-weight-asian="normal" style:font-weight-complex="normal"/>
    </style:style>
    <style:style style:name="P14" style:family="paragraph" style:parent-style-name="Standard">
      <style:paragraph-properties fo:margin-left="0.529cm" fo:margin-right="0cm" fo:text-align="end" style:justify-single-word="false" fo:text-indent="0cm" style:auto-text-indent="false"/>
      <style:text-properties fo:color="#000000" style:font-name="Arial" fo:font-size="18pt" fo:font-weight="normal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margin-left="0.529cm" fo:margin-right="0cm" fo:text-indent="0cm" style:auto-text-indent="false"/>
      <style:text-properties fo:color="#666666" style:font-name="Arial" fo:font-weight="normal" style:font-weight-asian="normal" style:font-weight-complex="normal"/>
    </style:style>
    <style:style style:name="P16" style:family="paragraph" style:parent-style-name="Standard">
      <style:paragraph-properties fo:margin-left="0.529cm" fo:margin-right="0cm" fo:text-indent="0cm" style:auto-text-indent="false"/>
      <style:text-properties style:font-name="Arial" fo:font-weight="bold" style:font-weight-asian="bold" style:font-weight-complex="bold"/>
    </style:style>
    <style:style style:name="P17" style:family="paragraph" style:parent-style-name="Standard">
      <style:paragraph-properties fo:margin-left="0.529cm" fo:margin-right="0cm" fo:text-indent="0cm" style:auto-text-indent="false"/>
      <style:text-properties style:font-name="Arial" fo:font-weight="normal" style:font-weight-asian="normal" style:font-weight-complex="normal"/>
    </style:style>
    <style:style style:name="P18" style:family="paragraph" style:parent-style-name="Standard" style:master-page-name="">
      <style:paragraph-properties fo:margin-left="0.529cm" fo:margin-right="0cm" fo:text-indent="0cm" style:auto-text-indent="false" style:page-number="auto"/>
      <style:text-properties style:font-name="Arial"/>
    </style:style>
    <style:style style:name="P19" style:family="paragraph" style:parent-style-name="Standard" style:master-page-name="">
      <style:paragraph-properties fo:margin-left="0.529cm" fo:margin-right="0cm" fo:text-indent="0cm" style:auto-text-indent="false" style:page-number="auto"/>
      <style:text-properties style:font-name="Arial" fo:font-weight="normal" style:font-weight-asian="normal" style:font-weight-complex="normal"/>
    </style:style>
    <style:style style:name="P20" style:family="paragraph" style:parent-style-name="Standard" style:master-page-name="">
      <style:paragraph-properties fo:margin-left="0.529cm" fo:margin-right="0cm" fo:text-indent="0cm" style:auto-text-indent="false" style:page-number="auto"/>
      <style:text-properties fo:color="#000000" style:font-name="Arial" fo:font-weight="normal" style:font-weight-asian="normal" style:font-weight-complex="normal"/>
    </style:style>
    <style:style style:name="P21" style:family="paragraph" style:parent-style-name="Standard">
      <style:text-properties style:font-name="Arial"/>
    </style:style>
    <style:style style:name="P22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Arial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 fo:break-before="page"/>
      <style:text-properties style:font-name="Arial" fo:font-weight="normal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 fo:break-before="page"/>
      <style:text-properties fo:color="#000000" style:font-name="Arial" fo:font-weight="normal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99" style:font-name="Arial" fo:font-weight="normal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666666" style:font-name="Arial" fo:font-weight="normal" style:font-weight-asian="normal" style:font-weight-complex="normal"/>
    </style:style>
    <style:style style:name="P2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font-name="Arial" fo:font-size="18pt" fo:font-weight="normal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000000" style:font-name="Arial" fo:font-weight="normal" style:font-weight-asian="normal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Arial" fo:font-size="28pt" fo:font-weight="normal" style:font-size-asian="28pt" style:font-weight-asian="normal" style:font-size-complex="28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00" style:font-name="Arial" fo:font-weight="normal" style:font-weight-asian="normal" style:font-weight-complex="normal"/>
    </style:style>
    <style:style style:name="P32" style:family="paragraph" style:parent-style-name="Standard" style:master-page-name="">
      <style:paragraph-properties fo:margin-left="0.504cm" fo:margin-right="0cm" fo:text-indent="0cm" style:auto-text-indent="false" style:page-number="auto"/>
      <style:text-properties style:font-name="Arial"/>
    </style:style>
    <style:style style:name="P33" style:family="paragraph" style:parent-style-name="Standard" style:master-page-name="">
      <style:paragraph-properties fo:margin-left="0.504cm" fo:margin-right="0cm" fo:text-indent="0cm" style:auto-text-indent="false" style:page-number="auto"/>
      <style:text-properties style:font-name="Arial" fo:font-weight="normal" style:font-weight-asian="normal" style:font-weight-complex="normal"/>
    </style:style>
    <style:style style:name="P34" style:family="paragraph" style:parent-style-name="Standard" style:master-page-name="">
      <style:paragraph-properties fo:margin-left="0.504cm" fo:margin-right="0cm" fo:text-indent="0cm" style:auto-text-indent="false" style:page-number="auto"/>
      <style:text-properties fo:color="#666666" style:font-name="Arial" fo:font-weight="normal" style:font-weight-asian="normal" style:font-weight-complex="normal"/>
    </style:style>
    <style:style style:name="P35" style:family="paragraph" style:parent-style-name="Standard" style:master-page-name="">
      <style:paragraph-properties fo:margin-left="0.504cm" fo:margin-right="0cm" fo:text-indent="0cm" style:auto-text-indent="false" style:page-number="auto"/>
      <style:text-properties fo:color="#000099" style:font-name="Arial" fo:font-weight="normal" style:font-weight-asian="normal" style:font-weight-complex="normal"/>
    </style:style>
    <style:style style:name="P36" style:family="paragraph" style:parent-style-name="Standard" style:master-page-name="">
      <style:paragraph-properties fo:margin-left="0.504cm" fo:margin-right="0cm" fo:text-indent="0cm" style:auto-text-indent="false" style:page-number="auto" fo:break-before="page"/>
      <style:text-properties fo:color="#000000" style:font-name="Arial" fo:font-weight="normal" style:font-weight-asian="normal" style:font-weight-complex="normal"/>
    </style:style>
    <style:style style:name="P37" style:family="paragraph" style:parent-style-name="Standard">
      <style:paragraph-properties fo:margin-left="0.504cm" fo:margin-right="0cm" fo:text-indent="0cm" style:auto-text-indent="false"/>
      <style:text-properties fo:color="#666666" style:font-name="Arial" fo:font-weight="normal" style:font-weight-asian="normal" style:font-weight-complex="normal"/>
    </style:style>
    <style:style style:name="P38" style:family="paragraph" style:parent-style-name="Standard">
      <style:paragraph-properties fo:margin-left="0.504cm" fo:margin-right="0cm" fo:text-indent="0cm" style:auto-text-indent="false"/>
      <style:text-properties fo:color="#000099" style:font-name="Arial" fo:font-weight="normal" style:font-weight-asian="normal" style:font-weight-complex="normal"/>
    </style:style>
    <style:style style:name="P39" style:family="paragraph" style:parent-style-name="Standard">
      <style:paragraph-properties fo:margin-left="0.504cm" fo:margin-right="0cm" fo:text-indent="0cm" style:auto-text-indent="false"/>
      <style:text-properties style:font-name="Arial" fo:font-weight="normal" style:font-weight-asian="normal" style:font-weight-complex="normal"/>
    </style:style>
    <style:style style:name="P40" style:family="paragraph" style:parent-style-name="Standard">
      <style:paragraph-properties fo:margin-left="0.504cm" fo:margin-right="0cm" fo:text-indent="0cm" style:auto-text-indent="false"/>
      <style:text-properties fo:color="#000066" style:font-name="Arial" fo:font-weight="normal" style:font-weight-asian="normal" style:font-weight-complex="normal"/>
    </style:style>
    <style:style style:name="P41" style:family="paragraph" style:parent-style-name="Standard">
      <style:paragraph-properties fo:margin-left="0.504cm" fo:margin-right="0cm" fo:text-indent="0cm" style:auto-text-indent="false"/>
      <style:text-properties fo:color="#000000" style:font-name="Arial" fo:font-weight="normal" style:font-weight-asian="normal" style:font-weight-complex="normal"/>
    </style:style>
    <style:style style:name="P42" style:family="paragraph" style:parent-style-name="Standard">
      <style:paragraph-properties fo:margin-left="0.504cm" fo:margin-right="0cm" fo:text-indent="0cm" style:auto-text-indent="false" fo:background-color="transparent">
        <style:background-image/>
      </style:paragraph-properties>
      <style:text-properties fo:color="#000099" style:font-name="Arial" fo:font-weight="normal" style:font-weight-asian="normal" style:font-weight-complex="normal"/>
    </style:style>
    <style:style style:name="P43" style:family="paragraph" style:parent-style-name="Standard" style:master-page-name="">
      <style:paragraph-properties fo:margin-left="0.482cm" fo:margin-right="0cm" fo:text-indent="0cm" style:auto-text-indent="false" style:page-number="auto"/>
      <style:text-properties fo:color="#000000" style:font-name="Arial" fo:font-weight="normal" style:font-weight-asian="normal" style:font-weight-complex="normal"/>
    </style:style>
    <style:style style:name="P44" style:family="paragraph" style:parent-style-name="Standard" style:master-page-name="">
      <style:paragraph-properties fo:margin-left="0.482cm" fo:margin-right="0cm" fo:text-indent="0cm" style:auto-text-indent="false" style:page-number="auto"/>
      <style:text-properties style:font-name="Arial" fo:font-weight="normal" style:font-weight-asian="normal" style:font-weight-complex="normal"/>
    </style:style>
    <style:style style:name="P45" style:family="paragraph" style:parent-style-name="Standard">
      <style:paragraph-properties fo:margin-left="0.482cm" fo:margin-right="0cm" fo:text-indent="0cm" style:auto-text-indent="false"/>
      <style:text-properties fo:color="#666666" style:font-name="Arial" fo:font-weight="normal" style:font-weight-asian="normal" style:font-weight-complex="normal"/>
    </style:style>
    <style:style style:name="P46" style:family="paragraph" style:parent-style-name="Standard">
      <style:paragraph-properties fo:margin-left="0.482cm" fo:margin-right="0cm" fo:text-indent="0cm" style:auto-text-indent="false"/>
      <style:text-properties fo:color="#000000" style:font-name="Arial" fo:font-weight="normal" style:font-weight-asian="normal" style:font-weight-complex="normal"/>
    </style:style>
    <style:style style:name="P47" style:family="paragraph" style:parent-style-name="Standard">
      <style:paragraph-properties fo:margin-left="0.482cm" fo:margin-right="0cm" fo:text-indent="0cm" style:auto-text-indent="false"/>
      <style:text-properties style:font-name="Arial" fo:font-weight="normal" style:font-weight-asian="normal" style:font-weight-complex="normal"/>
    </style:style>
    <style:style style:name="P48" style:family="paragraph" style:parent-style-name="Standard" style:master-page-name="">
      <style:paragraph-properties fo:margin-left="0.577cm" fo:margin-right="0cm" fo:text-indent="0cm" style:auto-text-indent="false" style:page-number="auto"/>
      <style:text-properties style:font-name="Arial"/>
    </style:style>
    <style:style style:name="P49" style:family="paragraph" style:parent-style-name="Standard" style:master-page-name="">
      <style:paragraph-properties fo:margin-left="0.601cm" fo:margin-right="0cm" fo:text-indent="0cm" style:auto-text-indent="false" style:page-number="auto"/>
      <style:text-properties fo:color="#000099" style:font-name="Arial" fo:font-weight="normal" style:font-weight-asian="normal" style:font-weight-complex="normal"/>
    </style:style>
    <style:style style:name="P50" style:family="paragraph" style:parent-style-name="Standard" style:master-page-name="">
      <style:paragraph-properties fo:margin-left="0.601cm" fo:margin-right="0cm" fo:text-indent="0cm" style:auto-text-indent="false" style:page-number="auto"/>
      <style:text-properties style:font-name="Arial" fo:font-weight="normal" style:font-weight-asian="normal" style:font-weight-complex="normal"/>
    </style:style>
    <style:style style:name="P51" style:family="paragraph" style:parent-style-name="Standard">
      <style:paragraph-properties fo:margin-left="0.601cm" fo:margin-right="0cm" fo:text-indent="0cm" style:auto-text-indent="false"/>
      <style:text-properties style:font-name="Arial" fo:font-weight="normal" style:font-weight-asian="normal" style:font-weight-complex="normal"/>
    </style:style>
    <style:style style:name="P52" style:family="paragraph" style:parent-style-name="Standard">
      <style:paragraph-properties fo:margin-left="0.601cm" fo:margin-right="0cm" fo:text-indent="0cm" style:auto-text-indent="false"/>
      <style:text-properties fo:color="#000099" style:font-name="Arial" fo:font-weight="normal" style:font-weight-asian="normal" style:font-weight-complex="normal"/>
    </style:style>
    <style:style style:name="P53" style:family="paragraph" style:parent-style-name="Standard" style:master-page-name="">
      <style:paragraph-properties fo:margin-left="0.986cm" fo:margin-right="0cm" fo:text-indent="0cm" style:auto-text-indent="false" style:page-number="auto"/>
      <style:text-properties fo:color="#000099" style:font-name="Arial" fo:font-weight="normal" style:font-weight-asian="normal" style:font-weight-complex="normal"/>
    </style:style>
    <style:style style:name="P54" style:family="paragraph" style:parent-style-name="Standard">
      <style:paragraph-properties fo:margin-left="0.986cm" fo:margin-right="0cm" fo:text-indent="0cm" style:auto-text-indent="false"/>
      <style:text-properties fo:color="#000099" style:font-name="Arial" fo:font-weight="normal" style:font-weight-asian="normal" style:font-weight-complex="normal"/>
    </style:style>
    <style:style style:name="P55" style:family="paragraph" style:parent-style-name="Standard">
      <style:paragraph-properties fo:margin-left="0.986cm" fo:margin-right="0cm" fo:text-indent="0cm" style:auto-text-indent="false"/>
      <style:text-properties fo:color="#000000" style:font-name="Arial" fo:font-weight="normal" style:font-weight-asian="normal" style:font-weight-complex="normal"/>
    </style:style>
    <style:style style:name="P56" style:family="paragraph" style:parent-style-name="Standard">
      <style:paragraph-properties fo:margin-left="0.986cm" fo:margin-right="0cm" fo:text-indent="0cm" style:auto-text-indent="false" fo:break-before="page"/>
      <style:text-properties fo:color="#000000" style:font-name="Arial" fo:font-weight="normal" style:font-weight-asian="normal" style:font-weight-complex="normal"/>
    </style:style>
    <style:style style:name="P5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4pt" fo:background-color="#ffff00" style:font-size-asian="14pt" style:font-size-complex="14pt"/>
    </style:style>
    <style:style style:name="P58" style:family="paragraph" style:parent-style-name="Standard">
      <style:paragraph-properties fo:margin-left="0.529cm" fo:margin-right="0cm" fo:text-indent="0cm" style:auto-text-indent="false"/>
      <style:text-properties style:font-name="Arial"/>
    </style:style>
    <style:style style:name="P59" style:family="paragraph" style:parent-style-name="Standard">
      <style:paragraph-properties fo:margin-left="0.529cm" fo:margin-right="0cm" fo:text-indent="0cm" style:auto-text-indent="false"/>
      <style:text-properties fo:color="#000000" style:font-name="Arial" fo:font-weight="normal" style:font-weight-asian="normal" style:font-weight-complex="normal"/>
    </style:style>
    <style:style style:name="P60" style:family="paragraph" style:parent-style-name="Standard">
      <style:paragraph-properties fo:margin-left="0.529cm" fo:margin-right="0cm" fo:text-align="center" style:justify-single-word="false" fo:text-indent="0cm" style:auto-text-indent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margin-left="0.529cm" fo:margin-right="0cm" fo:text-indent="0cm" style:auto-text-indent="false"/>
      <style:text-properties fo:color="#000099" style:font-name="Arial" fo:font-weight="normal" style:font-weight-asian="normal" style:font-weight-complex="normal"/>
    </style:style>
    <style:style style:name="P62" style:family="paragraph" style:parent-style-name="Standard">
      <style:text-properties style:font-name="Arial"/>
    </style:style>
    <style:style style:name="P63" style:family="paragraph" style:parent-style-name="Standard">
      <style:paragraph-properties fo:margin-left="0.482cm" fo:margin-right="0cm" fo:text-indent="0cm" style:auto-text-indent="false"/>
      <style:text-properties fo:color="#000000" style:font-name="Arial" fo:font-weight="normal" style:font-weight-asian="normal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color="#666666" style:font-name="Arial" fo:font-weight="normal" style:font-weight-asian="normal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color="#000099" style:font-name="Arial" fo:font-weight="normal" style:font-weight-asian="normal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color="#000000" style:font-name="Arial" fo:font-weight="normal" style:font-weight-asian="normal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 fo:break-before="page"/>
      <style:text-properties fo:color="#000000" style:font-name="Arial" fo:font-weight="normal" style:font-weight-asian="normal" style:font-weight-complex="normal"/>
    </style:style>
    <style:style style:name="P68" style:family="paragraph" style:parent-style-name="Standard">
      <style:paragraph-properties fo:margin-left="0.626cm" fo:margin-right="0cm" fo:text-indent="0cm" style:auto-text-indent="false"/>
      <style:text-properties fo:color="#000000" style:font-name="Arial" fo:font-weight="normal" style:font-weight-asian="normal" style:font-weight-complex="normal"/>
    </style:style>
    <style:style style:name="P69" style:family="paragraph" style:parent-style-name="Standard" style:master-page-name="">
      <style:paragraph-properties fo:margin-left="0.626cm" fo:margin-right="0cm" fo:text-indent="0cm" style:auto-text-indent="false" style:page-number="auto"/>
      <style:text-properties fo:color="#000000" style:font-name="Arial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99"/>
    </style:style>
    <style:style style:name="T5" style:family="text">
      <style:text-properties style:font-name="Ari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background-color="#ffff99"/>
    </style:style>
    <style:style style:name="T8" style:family="text">
      <style:text-properties fo:color="#66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Story-board JMD</text:p>
      <text:p text:style-name="P21"/>
      <text:p text:style-name="P21">Download de <text:a xlink:type="simple" xlink:href="https://github.com/flashline/Atelier-JS-2017" text:style-name="Internet_20_link" text:visited-style-name="Visited_20_Internet_20_Link">https://github.com/flashline/Atelier-JS-2017</text:a></text:p>
      <text:p text:style-name="P21"/>
      <text:p text:style-name="P21">Vérification préalable :</text:p>
      <text:p text:style-name="P18">Q: qui a des bases langage de programmation ( ce qu'est une fonction et une variable)</text:p>
      <text:p text:style-name="P58"><text:s text:c="3"/>Q: Les débutants ont-ils été sur mes liens doc JS, pour (variables, fonctions, bases js) ?</text:p>
      <text:p text:style-name="P58">Q: Editeur de texte préféré  ou sublime text ou flashdevelop téléchargé ... est-ce ok ?</text:p>
      <text:p text:style-name="P21"/>
      <text:p text:style-name="Standard"><text:span text:style-name="T5">Aller sur </text:span><text:a xlink:type="simple" xlink:href="http://www.pixaline.net/intra/atelier2017/" text:style-name="Internet_20_link" text:visited-style-name="Visited_20_Internet_20_Link"><text:span text:style-name="T5">http://www.pixaline.net/intra/atelier2017/</text:span></text:a><text:span text:style-name="T5"> pour montrer les 2 progs.</text:span></text:p>
      <text:p text:style-name="P21"><text:a xlink:type="simple" xlink:href="http://www.pixaline.net/intra/atelier2017/easyShoot/" text:style-name="Internet_20_link" text:visited-style-name="Visited_20_Internet_20_Link">http://www.pixaline.net/intra/atelier2017/easyShoot/</text:a></text:p>
      <text:p text:style-name="P21"/>
      <text:p text:style-name="P21">Revenir sur </text:p>
      <text:p text:style-name="P21"><text:s text:c="2"/>Descendre rapidement le html + css dans l'éditeur.</text:p>
      <text:p text:style-name="P48">Ce ne sont pas des langages de prog mais des langages de mise en forme du visuel <text:s/>(texte,image,son,vidéo) ; ils n'ont pas de variable, de conditions if else, de boucles.</text:p>
      <text:p text:style-name="P21"/>
      <text:p text:style-name="P21">Théo : </text:p>
      <text:p text:style-name="P21">Grand principe en programmation :</text:p>
      <text:p text:style-name="P21">Décomposer un projet en modules plus simples et les modules en fonctionnalités encore plus simples.</text:p>
      <text:p text:style-name="P21"/>
      <text:p text:style-name="P21">Q: Comment peut-on décomposer ce prog en sous-programmes plus simple ?</text:p>
      <text:p text:style-name="P21">R: cible/t<text:span text:style-name="T1">arget , canon, ball,</text:span> capture actions utilisateur/<text:span text:style-name="T1">listener</text:span></text:p>
      <text:p text:style-name="P21"/>
      <text:p text:style-name="P21">On y va avec <text:span text:style-name="T1">target</text:span>... </text:p>
      <text:p text:style-name="P32">Choisir le nom de la var qui représentera la cible dans js.</text:p>
      <text:p text:style-name="P11">1/ <text:span text:style-name="T1">Choisir des noms clairs</text:span>, pas y=ax+b mais chargesTotales=CA*coefCharge+chargeFixe</text:p>
      <text:p text:style-name="P8">2/ Comme l'idée de partage est très répandue chez les programmeurs, et que</text:p>
      <text:p text:style-name="P8">plusieurs programmeurs de langues différentes, peuvent travailler sur même projet.</text:p>
      <text:p text:style-name="P8"><text:span text:style-name="T1">De préférence en anglais</text:span> (mais m'interrompre si un mot est inconnu)</text:p>
      <text:p text:style-name="P8">L'anglais est de fait la langue de l'informatique.</text:p>
      <text:p text:style-name="P8">Q: Choix du nom ?</text:p>
      <text:p text:style-name="P8">R: <text:span text:style-name="T1">targetElem</text:span></text:p>
      <text:p text:style-name="P9"/>
      <text:p text:style-name="P19">faire :</text:p>
      <text:p text:style-name="P10">/// Target</text:p>
      <text:p text:style-name="P10">var targetElem=get("#target");</text:p>
      <text:p text:style-name="P39">Appeler fonction pour affichage aléatoire.</text:p>
      <text:p text:style-name="P6">TargetRefresh() ;</text:p>
      <text:p text:style-name="P49">Q: <text:span text:style-name="T2">Comment on programme des </text:span><text:span text:style-name="T3">actions à intervalles réguliers</text:span></text:p>
      <text:p text:style-name="P50">R : setInterval()</text:p>
      <text:p text:style-name="P51">expliquer setInterval()</text:p>
      <text:p text:style-name="P52"><text:s text:c="4"/>window.setInterval(targetRefresh,5000);<text:tab/></text:p>
      <text:p text:style-name="P51"/>
      <text:p text:style-name="P51">Pratique : avant de faire targetRefresh, créer et expliquer les func util get() et log()</text:p>
      <text:p text:style-name="P53">function log (o) {get("#info").innerHTML+=o+"&lt;br/&gt;";}</text:p>
      <text:p text:style-name="P54">function get(s) {return document.querySelector(s);}</text:p>
      <text:p text:style-name="P55">plus simple que console.log(''bonjour'') et document.getElementById(''aDivId'') ;</text:p>
      <text:p text:style-name="P27"/>
      <text:p text:style-name="P27"/>
      <text:p text:style-name="P27"/>
      <text:p text:style-name="P27"/>
      <text:p text:style-name="P27">…/</text:p>
      <text:p text:style-name="P55"/>
      <text:p text:style-name="P56">Créer targetRefresh()</text:p>
      <text:p text:style-name="P55">Q: Quelle function JS permet de récupérer des nombres aléatoires ?</text:p>
      <text:p text:style-name="P55">R: Math.random() ;</text:p>
      <text:p text:style-name="P55">Théo : le fonctionnement de Math.random &gt; renvoi 0 à 0,....</text:p>
      <text:p text:style-name="P54">function targetRefresh () {</text:p>
      <text:p text:style-name="P54"><text:tab/>var x=Math.floor(Math.random() * (600-20) );</text:p>
      <text:p text:style-name="P54"><text:tab/>var y=Math.floor(Math.random() * 200 );</text:p>
      <text:p text:style-name="P54"><text:tab/>targetElem.style.left=x+"px";</text:p>
      <text:p text:style-name="P54"><text:tab/>targetElem.style.top=y+"px";</text:p>
      <text:p text:style-name="P54">};</text:p>
      <text:p text:style-name="P16"><text:s text:c="4"/></text:p>
      <text:p text:style-name="P17"><text:span text:style-name="T1">TEST :</text:span> Fin du module target on teste et débogue</text:p>
      <text:p text:style-name="P51"/>
      <text:p text:style-name="P30">Module <text:span text:style-name="T1">canon</text:span></text:p>
      <text:p text:style-name="P33">créer var (canonElem) et initialiser canonX et canonY</text:p>
      <text:p text:style-name="P39">/<text:span text:style-name="T4">// Canon</text:span></text:p>
      <text:p text:style-name="P38">var canonElem=get("#canon");<text:tab/></text:p>
      <text:p text:style-name="P38">var canonX=285;</text:p>
      <text:p text:style-name="P38">var canonY=315;</text:p>
      <text:p text:style-name="P39">on verra plus tard comment créer la fonction qui déplace le canon mais on peut</text:p>
      <text:p text:style-name="P39">déjà la nommer  <text:s/>Q : comment ? <text:s/>R : <text:span text:style-name="T4">canonMove()</text:span></text:p>
      <text:p text:style-name="P38"/>
      <text:p text:style-name="P41">Note : On verra le module ball après car on a besoin du module listener pour tester canon </text:p>
      <text:p text:style-name="P39"/>
      <text:p text:style-name="P22">Module <text:span text:style-name="T1">listener (</text:span>capture des actions utilisateur.)</text:p>
      <text:p text:style-name="P19">Q: Quelqu'un connaît-il comment on écoute les événements en JS.</text:p>
      <text:p text:style-name="P17">R: addEventListener()</text:p>
      <text:p text:style-name="P7">Théo : Explication détail de document.addEventListener("keydown", onKeyDown);</text:p>
      <text:p text:style-name="P2"/>
      <text:p text:style-name="P33">Faire :</text:p>
      <text:p text:style-name="P38">/// Listeners adding</text:p>
      <text:p text:style-name="P38">document.addEventListener("keydown",onKeyDown);</text:p>
      <text:p text:style-name="P38"/>
      <text:p text:style-name="P39">Création de la function listener </text:p>
      <text:p text:style-name="P6">function onKeyDown (e) {<text:tab/><text:tab/></text:p>
      <text:p text:style-name="P3"><text:tab/>if (e.keyCode== ??? ) { // left</text:p>
      <text:p text:style-name="P3"><text:tab/>}<text:tab/></text:p>
      <text:p text:style-name="P3"><text:tab/>else if (e.keyCode== ???) { //right</text:p>
      <text:p text:style-name="P3"><text:tab/>}<text:tab/></text:p>
      <text:p text:style-name="P3">}</text:p>
      <text:p text:style-name="P7">Théo : Explication de l'objet d'événement (e) </text:p>
      <text:p text:style-name="P2">objet passé par js </text:p>
      <text:p text:style-name="P2">ayant la propriété keyCode.</text:p>
      <text:p text:style-name="P2">Q: Cherchez et trouvez le code correspondant aux flèches et espace.</text:p>
      <text:p text:style-name="P1"><text:span text:style-name="T5">R: </text:span><text:a xlink:type="simple" xlink:href="http://keycode.info/" text:style-name="Internet_20_link" text:visited-style-name="Visited_20_Internet_20_Link"><text:span text:style-name="T5">http://keycode.info/</text:span></text:a></text:p>
      <text:p text:style-name="P2"/>
      <text:p text:style-name="P30"/>
      <text:p text:style-name="P5">function onKeyDown (e) {<text:tab/><text:tab/></text:p>
      <text:p text:style-name="P4"><text:tab/>if (e.keyCode== <text:span text:style-name="T4">37</text:span>) { // left</text:p>
      <text:p text:style-name="P4"><text:tab/>}<text:tab/></text:p>
      <text:p text:style-name="P4"><text:tab/>else if (e.keyCode== <text:span text:style-name="T4">39</text:span>) { //right</text:p>
      <text:p text:style-name="P4"><text:tab/>}<text:tab/></text:p>
      <text:p text:style-name="P4"><text:tab/><text:span text:style-name="T4">else if (e.keyCode== 32 ) { //shoot<text:tab/></text:span></text:p>
      <text:p text:style-name="P3"><text:tab/>}</text:p>
      <text:p text:style-name="P4">}</text:p>
      <text:p text:style-name="P3"/>
      <text:p text:style-name="P19">Q: Comment n'avoir qu'une seule function canonMove pour déplacer dans les 2 sens ?</text:p>
      <text:p text:style-name="P13">R: envoyer un paramètre positif OU négatif.</text:p>
      <text:p text:style-name="P13"/>
      <text:p text:style-name="P13">Faire </text:p>
      <text:p text:style-name="P13"><text:span text:style-name="T4">var CANON_STEP=6 ; </text:span>// en début de prog </text:p>
      <text:p text:style-name="P13">et</text:p>
      <text:p text:style-name="P15">function onKeyDown (e) {<text:tab/></text:p>
      <text:p text:style-name="P15"><text:tab/>//left</text:p>
      <text:p text:style-name="P15"><text:tab/>if (e.keyCode==37 ) {</text:p>
      <text:p text:style-name="P15"><text:tab/><text:tab/><text:span text:style-name="T4">canonMove(-CANON_STEP);</text:span></text:p>
      <text:p text:style-name="P15"><text:tab/>}</text:p>
      <text:p text:style-name="P15"><text:tab/>//right</text:p>
      <text:p text:style-name="P15"><text:tab/>else if (e.keyCode==39 ) {</text:p>
      <text:p text:style-name="P15"><text:tab/><text:tab/><text:span text:style-name="T4">canonMove(+CANON_STEP);</text:span></text:p>
      <text:p text:style-name="P15"><text:tab/>}<text:tab/></text:p>
      <text:p text:style-name="P15"><text:tab/>else if (e.keyCode==32 <text:s/>) {</text:p>
      <text:p text:style-name="P15"><text:tab/>}</text:p>
      <text:p text:style-name="P15">}</text:p>
      <text:p text:style-name="P43">Q: </text:p>
      <text:p text:style-name="P46">Pourquoi c'est bien d'utiliser une constant <text:s/>comme CANON_STEP plutôt qu'écrire la valeur directement dans la fonction ?</text:p>
      <text:p text:style-name="P46">R: </text:p>
      <text:p text:style-name="P46">c'est plus facile de modifier des lignes en début de prog plutôt que chercher partout dans un programme. Ex passage de la tva de 17,60 à 19,6 puis à 20</text:p>
      <text:p text:style-name="P30"/>
      <text:p text:style-name="P22"/>
      <text:p text:style-name="P30">Module c<text:span text:style-name="T1">anon</text:span> &gt; canonMove() et canonRefresh() ;</text:p>
      <text:p text:style-name="P19">faire :</text:p>
      <text:p text:style-name="P12">function canonMove (step) {<text:tab/></text:p>
      <text:p text:style-name="P12"><text:tab/>canonX+=step;</text:p>
      <text:p text:style-name="P12"><text:tab/>canonRefresh ();</text:p>
      <text:p text:style-name="P12">}</text:p>
      <text:p text:style-name="P12">function canonRefresh () {<text:tab/></text:p>
      <text:p text:style-name="P12"><text:tab/>canonElem.style.left=canonX+"px";</text:p>
      <text:p text:style-name="P12">}</text:p>
      <text:p text:style-name="P12"/>
      <text:p text:style-name="P19">Théo : <text:span text:style-name="T2">canonElem.style.left = du css</text:span></text:p>
      <text:p text:style-name="P13"/>
      <text:p text:style-name="P13"/>
      <text:p text:style-name="P13"><text:span text:style-name="T1">TEST</text:span> : </text:p>
      <text:p text:style-name="P13">Q: Qd débogué, voir ce qui cloche en testant sortie d'écran ?</text:p>
      <text:p text:style-name="P13">R: ça déborde !</text:p>
      <text:p text:style-name="P13"/>
      <text:p text:style-name="P13"/>
      <text:p text:style-name="P13"/>
      <text:p text:style-name="P13"/>
      <text:p text:style-name="P13"/>
      <text:p text:style-name="P14">…/</text:p>
      <text:p text:style-name="P36">Module <text:span text:style-name="T1">listeners &gt; onKeyDown</text:span></text:p>
      <text:p text:style-name="P13">Faire :</text:p>
      <text:p text:style-name="P15">function onKeyDown (e) {<text:tab/></text:p>
      <text:p text:style-name="P15"><text:tab/>//left</text:p>
      <text:p text:style-name="P15"><text:tab/>if (e.keyCode==37 <text:span text:style-name="T4">&amp;&amp; canonX&gt;0</text:span>) {</text:p>
      <text:p text:style-name="P15"><text:tab/><text:tab/>canonMove(-CANON_STEP);</text:p>
      <text:p text:style-name="P15"><text:tab/>}</text:p>
      <text:p text:style-name="P15"><text:tab/>//right</text:p>
      <text:p text:style-name="P15"><text:tab/>else if (e.keyCode==39 <text:span text:style-name="T4">&amp;&amp; canonX&lt;600-30</text:span>) {</text:p>
      <text:p text:style-name="P15"><text:tab/><text:tab/>canonMove(+CANON_STEP);</text:p>
      <text:p text:style-name="P15"><text:tab/>}<text:tab/></text:p>
      <text:p text:style-name="P15"><text:tab/>else if (e.keyCode==32 <text:s/>) {</text:p>
      <text:p text:style-name="P15"><text:tab/>}</text:p>
      <text:p text:style-name="P15">}</text:p>
      <text:p text:style-name="P15"/>
      <text:p text:style-name="P17"><text:span text:style-name="T3">TEST :</text:span><text:span text:style-name="T2"> Fin du module canon on teste et débogue</text:span></text:p>
      <text:p text:style-name="P13"/>
      <text:p text:style-name="P13"/>
      <text:p text:style-name="P30">Module <text:span text:style-name="T1">ball</text:span></text:p>
      <text:p text:style-name="P33">créer var ballElemProto</text:p>
      <text:p text:style-name="P40">/// Ball</text:p>
      <text:p text:style-name="P40">var ballProtoElem=get("#ballProto");</text:p>
      <text:p text:style-name="P40">var nextBallNum=0;</text:p>
      <text:p text:style-name="P40"/>
      <text:p text:style-name="P39">Q: pourquoi proto ? Quelle particularité a ball par rapport à target et canon ?</text:p>
      <text:p text:style-name="P39">R: plusieurs ball en rafale.</text:p>
      <text:p text:style-name="P39">Théo : on va créer les &lt;div&gt; à partir de la &lt;div&gt; prototype.</text:p>
      <text:p text:style-name="P39"/>
      <text:p text:style-name="P39">on verra plus tard comment créer la fonctions qui lance une nouvelle ball mais on peut déjà les nommer  : Q : comment <text:s/>R : <text:span text:style-name="T4">ballShoot()</text:span></text:p>
      <text:p text:style-name="P38"/>
      <text:p text:style-name="P38">faire :</text:p>
      <text:p text:style-name="P15">function onKeyDown (e) {<text:tab/></text:p>
      <text:p text:style-name="P15"><text:tab/>….</text:p>
      <text:p text:style-name="P15"><text:tab/>else if (e.keyCode==32 <text:s/>) {</text:p>
      <text:p text:style-name="P15"><text:tab/><text:tab/><text:span text:style-name="T4">ballShoot() ;</text:span></text:p>
      <text:p text:style-name="P15"><text:tab/>}</text:p>
      <text:p text:style-name="P12">}</text:p>
      <text:p text:style-name="P17"/>
      <text:p text:style-name="P22"/>
      <text:p text:style-name="P23">Module <text:span text:style-name="T1">ball</text:span> &gt; ballShoot()</text:p>
      <text:p text:style-name="P44">Q: Intuitivement, quel problème on a si on veut envoyer une rafale de ball ?</text:p>
      <text:p text:style-name="P47">R: On va devoir gérer plusieurs visuels (éléments), plusieurs positions.</text:p>
      <text:p text:style-name="P47">Q: Comment résoudre le problème ?</text:p>
      <text:p text:style-name="P47">R: Avec Array [] mais mieux avec l'objet Object de js </text:p>
      <text:p text:style-name="P45"/>
      <text:p text:style-name="P47">Théo : </text:p>
      <text:p text:style-name="P47">un type de var Object c'est pas de la POO mais on met un doigt de pied quand même dans la POO façon JS.</text:p>
      <text:p text:style-name="P47">Un object c'est quand plusieurs variables qu'on appelle propriétés (ou élément) sont regroupées dans une seule variable qui est donc du type Object.</text:p>
      <text:p text:style-name="P47">On crée l'objet avec var (comme une autre variable)</text:p>
      <text:p text:style-name="P47">ex : var ball={} ;</text:p>
      <text:p text:style-name="P47">On accède à une propriété en écrivant &lt;nom de l'objet&gt;.&lt;nom de la propriété&gt;</text:p>
      <text:p text:style-name="P47">ex : ball.elem</text:p>
      <text:p text:style-name="P46"/>
      <text:p text:style-name="P46">On va donc mettre dans un object ball avec toutes les propriétés d'une balle.</text:p>
      <text:p text:style-name="P46">On va créer un objet ball pour chaque balle.</text:p>
      <text:p text:style-name="P46">Et passer cet objet ball successivement à toute les fonctions.</text:p>
      <text:p text:style-name="P46"/>
      <text:p text:style-name="P46">On démarre la function...</text:p>
      <text:p text:style-name="P46"/>
      <text:p text:style-name="P46">Au lieu de setInterval on va utiliser une fonction js plus moderne.</text:p>
      <text:p text:style-name="P46"/>
      <text:p text:style-name="P25"/>
      <text:p text:style-name="P25">function ballShoot () {<text:tab/></text:p>
      <text:p text:style-name="P25"><text:tab/>var ball={};</text:p>
      <text:p text:style-name="P25"><text:tab/>ball.elem=ballProtoElem.cloneNode();</text:p>
      <text:p text:style-name="P25"><text:tab/>ball.x=canonX-5; ball.y=canonY;</text:p>
      <text:p text:style-name="P25"><text:tab/>get("#main").appendChild(ball.elem);</text:p>
      <text:p text:style-name="P25"><text:tab/>ballMove(ball);</text:p>
      <text:p text:style-name="P25">};</text:p>
      <text:p text:style-name="P28">Théo : </text:p>
      <text:p text:style-name="P20">Explication de cloneNode() et appendChild()</text:p>
      <text:p text:style-name="P28"/>
      <text:p text:style-name="P24"/>
      <text:p text:style-name="P28">Q: Pourquoi et comment donner un id unique à chaque ball.elem</text:p>
      <text:p text:style-name="P31">R: c'est <text:s/>la philosophie de html même si ça ne provoque pas d'erreur, l'id d'un élément doit être unique.</text:p>
      <text:p text:style-name="P26">function ballShoot () {</text:p>
      <text:p text:style-name="P35">nextBallNum++;</text:p>
      <text:p text:style-name="P37">var ball={};</text:p>
      <text:p text:style-name="P37">ball.elem=ballProtoElem.cloneNode();</text:p>
      <text:p text:style-name="P42">ball.elem.id="ball_"+nextBallNum;</text:p>
      <text:p text:style-name="P37">ball.x=canonX-5; ball.y=canonY;</text:p>
      <text:p text:style-name="P25"><text:s text:c="5"/><text:span text:style-name="T8">get("#main").appendChild(ball.elem);</text:span></text:p>
      <text:p text:style-name="P26"><text:s text:c="5"/>ballMove(ball);</text:p>
      <text:p text:style-name="P26">}</text:p>
      <text:p text:style-name="P25"/>
      <text:p text:style-name="P26"/>
      <text:p text:style-name="P28">créer : <text:span text:style-name="T4">var CANON_BALL_SPEED=2;</text:span> // en début de prog </text:p>
      <text:p text:style-name="P28">Et faire :</text:p>
      <text:p text:style-name="P25"/>
      <text:p text:style-name="P25">function ballMove(ball) { </text:p>
      <text:p text:style-name="P25"><text:tab/>ball.y-=CANON_BALL_SPEED ;</text:p>
      <text:p text:style-name="P25"><text:tab/>ballRefresh(ball);<text:tab/></text:p>
      <text:p text:style-name="P25"><text:tab/>var loop=function () { ballMove(ball); }</text:p>
      <text:p text:style-name="P25"><text:tab/>window.requestAnimationFrame(loop);</text:p>
      <text:p text:style-name="P25">}</text:p>
      <text:p text:style-name="P28"/>
      <text:p text:style-name="P28">faire :</text:p>
      <text:p text:style-name="P25">function ballRefresh (<text:span text:style-name="T1">ball</text:span>) {</text:p>
      <text:p text:style-name="P25"><text:tab/>ball.elem.style.left=ball.x+"px";</text:p>
      <text:p text:style-name="P25"><text:tab/>ball.elem.style.top=ball.y+"px";</text:p>
      <text:p text:style-name="P25">};</text:p>
      <text:p text:style-name="P25"/>
      <text:p text:style-name="P25"/>
      <text:p text:style-name="P28">Q: Quel problème on va avoir si on laisse ballMove comme ça ?</text:p>
      <text:p text:style-name="P28"/>
      <text:p text:style-name="P69">Show : Montrer avec l'inspecteur Chrome la création dynamique dans le html <text:s/>des div ball</text:p>
      <text:p text:style-name="P68">et ainsi le lien étroit entre html et js </text:p>
      <text:p text:style-name="P28"/>
      <text:p text:style-name="P28">R: les balles ne sont plus visibles mais les fonctions tournent tjrs et les objets s'accumulent en mémoire ; le tout indéfiniment !</text:p>
      <text:p text:style-name="P28"/>
      <text:p text:style-name="P28"/>
      <text:p text:style-name="P28"/>
      <text:p text:style-name="P28"/>
      <text:p text:style-name="P24"/>
      <text:p text:style-name="P28"/>
      <text:p text:style-name="P28">Il faut donc rajouter :</text:p>
      <text:p text:style-name="P26">function ballMove(ball) { </text:p>
      <text:p text:style-name="P26"><text:tab/>ball.y-=CANON_BALL_SPEED ;</text:p>
      <text:p text:style-name="P26"><text:tab/>ballRefresh(ball);</text:p>
      <text:p text:style-name="P26"><text:tab/><text:span text:style-name="T4">if (ball.y&gt;-30) {</text:span></text:p>
      <text:p text:style-name="P26"><text:tab/><text:tab/>var loop=function (timestamp) { ballMove(ball); }</text:p>
      <text:p text:style-name="P26"><text:tab/><text:tab/>window.requestAnimationFrame(loop);</text:p>
      <text:p text:style-name="P26"><text:tab/><text:span text:style-name="T4">}</text:span></text:p>
      <text:p text:style-name="P25"><text:tab/>else get("#main").removeChild(ball.elem);</text:p>
      <text:p text:style-name="P26">}</text:p>
      <text:p text:style-name="P28"/>
      <text:p text:style-name="P28"/>
      <text:p text:style-name="P13"><text:span text:style-name="T1">TEST</text:span> : Fin du module ball on teste et débogue</text:p>
      <text:p text:style-name="P13"/>
      <text:p text:style-name="P13"/>
      <text:p text:style-name="P13"/>
      <text:p text:style-name="P13">Théo : Les commentaires ; ni trop peu ; ni trop</text:p>
      <text:p text:style-name="P13">Ajouts des commentaires :</text:p>
      <text:p text:style-name="P13"><text:tab/>début de modules</text:p>
      <text:p text:style-name="P13"><text:tab/>début de fonctions avec description des params en entrée et en sortie</text:p>
      <text:p text:style-name="P13"><text:tab/>ça suffit si les var sont bien nommées.</text:p>
      <text:p text:style-name="P13"/>
      <text:p text:style-name="P13"/>
      <text:p text:style-name="P60"><text:span text:style-name="T7">Y a-t-il des questions ?</text:span></text:p>
      <text:p text:style-name="P29"/>
      <text:p text:style-name="P29">FIN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9cm" fo:margin-bottom="0.81cm" fo:margin-left="0.986cm" fo:margin-right="0.79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d</meta:initial-creator>
    <meta:creation-date>2017-03-17T14:03:02.60</meta:creation-date>
    <dc:date>2017-04-16T14:15:19.48</dc:date>
    <dc:creator>jm jmd</dc:creator>
    <meta:editing-duration>P2DT6H16M4S</meta:editing-duration>
    <meta:editing-cycles>74</meta:editing-cycles>
    <meta:generator>OpenOffice/4.1.1$Win32 OpenOffice.org_project/411m6$Build-9775</meta:generator>
    <meta:document-statistic meta:table-count="0" meta:image-count="0" meta:object-count="0" meta:page-count="7" meta:paragraph-count="225" meta:word-count="1202" meta:character-count="7841"/>
  </office:meta>
</office:document-meta>
</file>